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9.65cm" fo:min-width="15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5.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2.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2.6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6cm" fo:min-width="0.844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46cm" fo:min-width="0.774cm"/>
    </style:style>
    <style:style style:name="gr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85cm" fo:min-width="11.6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13cm" fo:min-width="3.901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92cm" fo:min-width="2.042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92cm" fo:min-width="0.24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05cm" fo:min-width="3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12.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weight-asian="normal" style:font-size-complex="18pt"/>
    </style:style>
    <style:style style:name="P6" style:family="paragraph">
      <loext:graphic-properties draw:fill="solid" draw:fill-color="#ffffff"/>
      <style:paragraph-properties fo:text-align="center"/>
      <style:text-properties fo:font-size="13pt" style:font-size-asian="13pt" style:font-weight-asian="normal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3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14pt" style:font-size-asian="18pt" style:font-weight-asian="normal" style:font-size-complex="18pt"/>
    </style:style>
    <style:style style:name="P10" style:family="paragraph">
      <loext:graphic-properties draw:fill="none" draw:fill-color="#ffffff"/>
      <style:text-properties fo:font-size="14pt" style:font-size-asian="18pt" style:font-weight-asian="normal" style:font-size-complex="18pt"/>
    </style:style>
    <style:style style:name="P11" style:family="paragraph">
      <style:paragraph-properties fo:text-align="center"/>
      <style:text-properties fo:font-size="14pt" style:font-size-asian="18pt" style:font-weight-asian="normal" style:font-size-complex="18pt"/>
    </style:style>
    <style:style style:name="P12" style:family="paragraph">
      <loext:graphic-properties draw:fill="solid" draw:fill-color="#ffffff"/>
      <style:paragraph-properties fo:text-align="center"/>
      <style:text-properties fo:font-size="14pt" style:font-size-asian="18pt" style:font-weight-asian="normal" style:font-size-complex="18pt"/>
    </style:style>
    <style:style style:name="P13" style:family="paragraph">
      <style:paragraph-properties fo:text-align="center"/>
      <style:text-properties fo:font-size="10pt" style:font-size-asian="18pt" style:font-weight-asian="normal" style:font-size-complex="18pt"/>
    </style:style>
    <style:style style:name="P14" style:family="paragraph">
      <loext:graphic-properties draw:fill="solid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15" style:family="paragraph">
      <loext:graphic-properties draw:fill="none" draw:fill-color="#ffffff"/>
      <style:text-properties fo:font-size="16pt" style:font-size-asian="18pt" style:font-weight-asian="normal" style:font-size-complex="18pt"/>
    </style:style>
    <style:style style:name="P16" style:family="paragraph">
      <style:text-properties fo:font-size="15pt" style:font-size-asian="18pt" style:font-weight-asian="normal" style:font-size-complex="18pt"/>
    </style:style>
    <style:style style:name="P17" style:family="paragraph">
      <loext:graphic-properties draw:fill="none" draw:fill-color="#ffffff"/>
      <style:text-properties fo:font-size="15pt" style:font-size-asian="18pt" style:font-weight-asian="normal" style:font-size-complex="18pt"/>
    </style:style>
    <style:style style:name="T1" style:family="text">
      <style:text-properties fo:font-size="13pt" style:font-size-asian="13pt" style:font-weight-asian="normal" style:font-size-complex="18pt"/>
    </style:style>
    <style:style style:name="T2" style:family="text">
      <style:text-properties fo:font-size="13pt" style:font-size-asian="18pt" style:font-weight-asian="normal" style:font-size-complex="18pt"/>
    </style:style>
    <style:style style:name="T3" style:family="text">
      <style:text-properties fo:font-size="14pt" style:font-size-asian="18pt" style:font-weight-asian="normal" style:font-size-complex="18pt"/>
    </style:style>
    <style:style style:name="T4" style:family="text">
      <style:text-properties fo:font-size="10pt" style:font-size-asian="18pt" style:font-weight-asian="normal" style:font-size-complex="18pt"/>
    </style:style>
    <style:style style:name="T5" style:family="text">
      <style:text-properties fo:font-size="16pt" style:font-size-asian="18pt" style:font-weight-asian="normal" style:font-size-complex="18pt"/>
    </style:style>
    <style:style style:name="T6" style:family="text">
      <style:text-properties fo:font-size="15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cm" svg:height="19.9cm" svg:x="3.4cm" svg:y="5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3cm" svg:height="0.962cm" svg:x="15.527cm" svg:y="5.138cm">
          <draw:text-box>
            <text:p>http_server</text:p>
          </draw:text-box>
        </draw:frame>
        <draw:custom-shape draw:style-name="gr3" draw:text-style-name="P4" draw:layer="layout" svg:width="5.7cm" svg:height="2cm" svg:x="3.6cm" svg:y="5.6cm">
          <text:p text:style-name="P3">listener1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9cm" svg:height="2cm" svg:x="9.5cm" svg:y="5.6cm">
          <text:p text:style-name="P3">listener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1cm" svg:height="2cm" svg:x="12.6cm" svg:y="5.6cm">
          <text:p text:style-name="P3">listener3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0.7cm" svg:x="3.6cm" svg:y="6.9cm">
          <text:p text:style-name="P5"><text:span text:style-name="T1">vhos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8cm" svg:height="0.7cm" svg:x="5.6cm" svg:y="6.9cm">
          <text:p text:style-name="P3"><text:span text:style-name="T2">vhos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8cm" svg:height="0.7cm" svg:x="7.5cm" svg:y="5.7cm">
          <text:p text:style-name="P3"><text:span text:style-name="T2">vhos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8cm" svg:height="0.7cm" svg:x="10.1cm" svg:y="5.6cm">
          <text:p text:style-name="P3"><text:span text:style-name="T2">vhost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8cm" svg:height="0.7cm" svg:x="13.2cm" svg:y="5.6cm">
          <text:p text:style-name="P3"><text:span text:style-name="T2">vhost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8cm" svg:height="0.7cm" svg:x="13.2cm" svg:y="6.9cm">
          <text:p text:style-name="P3"><text:span text:style-name="T2">vhost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3.9cm" svg:y1="7cm" svg:x2="2.8cm" svg:y2="5cm">
          <text:p/>
        </draw:line>
        <draw:frame draw:style-name="gr9" draw:text-style-name="P2" draw:layer="layout" svg:width="11.8cm" svg:height="1cm" svg:x="1.1cm" svg:y="4cm">
          <draw:text-box>
            <text:p>[fe01::1]:80, server_name *</text:p>
          </draw:text-box>
        </draw:frame>
        <draw:line draw:style-name="gr8" draw:text-style-name="P8" draw:layer="layout" svg:x1="5.9cm" svg:y1="7cm" svg:x2="3.5cm" svg:y2="3.2cm">
          <text:p/>
        </draw:line>
        <draw:frame draw:style-name="gr2" draw:text-style-name="P2" draw:layer="layout" svg:width="12.135cm" svg:height="0.962cm" svg:x="1.461cm" svg:y="2.3cm">
          <draw:text-box>
            <text:p>[fe01::1]:80, server_name fuck.recolic.net</text:p>
          </draw:text-box>
        </draw:frame>
        <draw:line draw:style-name="gr8" draw:text-style-name="P8" draw:layer="layout" svg:x1="8.3cm" svg:y1="5.7cm" svg:x2="5.4cm" svg:y2="2.1cm">
          <text:p/>
        </draw:line>
        <draw:frame draw:style-name="gr2" draw:text-style-name="P2" draw:layer="layout" svg:width="13.155cm" svg:height="0.962cm" svg:x="1.8cm" svg:y="1.3cm">
          <draw:text-box>
            <text:p>[fe01::1]:80, server_name nfs.web.recolic.net</text:p>
          </draw:text-box>
        </draw:frame>
        <draw:frame draw:style-name="gr10" draw:text-style-name="P10" draw:layer="layout" svg:width="14.7cm" svg:height="0.962cm" svg:x="3.3cm" svg:y="7.638cm">
          <draw:text-box>
            <text:p text:style-name="P9"><text:span text:style-name="T3">listening: [fe01::1]:80 <text:s text:c="7"/>[2001::8e]:8080 <text:s text:c="3"/>0.0.0.0:80</text:span></text:p>
          </draw:text-box>
        </draw:frame>
        <draw:frame draw:style-name="gr2" draw:text-style-name="P2" draw:layer="layout" svg:width="7.796cm" svg:height="0.962cm" svg:x="13cm" svg:y="3.2cm">
          <draw:text-box>
            <text:p>0.0.0.0:80, server_name *</text:p>
          </draw:text-box>
        </draw:frame>
        <draw:frame draw:style-name="gr2" draw:text-style-name="P2" draw:layer="layout" svg:width="8.499cm" svg:height="0.962cm" svg:x="12.3cm" svg:y="4.1cm">
          <draw:text-box>
            <text:p>127.0.0.1:80, server_name *</text:p>
          </draw:text-box>
        </draw:frame>
        <draw:line draw:style-name="gr8" draw:text-style-name="P8" draw:layer="layout" svg:x1="13.5cm" svg:y1="5.7cm" svg:x2="13.7cm" svg:y2="3.9cm">
          <text:p/>
        </draw:line>
        <draw:line draw:style-name="gr8" draw:text-style-name="P8" draw:layer="layout" svg:x1="14.7cm" svg:y1="7cm" svg:x2="16.1cm" svg:y2="4.9cm">
          <text:p/>
        </draw:line>
        <draw:frame draw:style-name="gr2" draw:text-style-name="P2" draw:layer="layout" svg:width="5.506cm" svg:height="0.962cm" svg:x="6.8cm" svg:y="3.138cm">
          <draw:text-box>
            <text:p>[2001::8e]:8080, *</text:p>
          </draw:text-box>
        </draw:frame>
        <draw:line draw:style-name="gr8" draw:text-style-name="P8" draw:layer="layout" svg:x1="11.6cm" svg:y1="5.7cm" svg:x2="10.2cm" svg:y2="3.9cm">
          <text:p/>
        </draw:line>
        <draw:custom-shape draw:style-name="gr11" draw:text-style-name="P4" draw:layer="layout" svg:width="12.1cm" svg:height="4.1cm" svg:x="3.6cm" svg:y="9.7cm">
          <text:p text:style-name="P3">handler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4cm" svg:height="1.7cm" svg:x="10.9cm" svg:y="12cm">
          <text:p text:style-name="P11"><text:span text:style-name="T3">worker_thread_poo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4" draw:layer="layout" svg:width="2.6cm" svg:height="0.6cm" svg:x="4.7cm" svg:y="8.5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3.7cm" svg:y="9.3cm">
          <text:p text:style-name="P13"><text:span text:style-name="T4">req+v</text:span><text:span text:style-name="T4">host_</text:span><text:span text:style-name="T4">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8.9cm" svg:y="10.5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5.9cm" svg:y="9.6cm">
          <text:p text:style-name="P13"><text:span text:style-name="T4">req+v</text:span><text:span text:style-name="T4">host_</text:span><text:span text:style-name="T4">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9.3cm" svg:y="8.3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13.3cm" svg:y="8.4cm">
          <text:p text:style-name="P13"><text:span text:style-name="T4">req+v</text:span><text:span text:style-name="T4">host_</text:span><text:span text:style-name="T4">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10.3cm" svg:y="9.4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12.5cm" svg:y="11.4cm">
          <text:p text:style-name="P13"><text:span text:style-name="T4">req+v</text:span><text:span text:style-name="T4">host_</text:span><text:span text:style-name="T4">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12.6cm" svg:y="9.8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4.2cm" svg:y="11.3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0.8cm" svg:height="0.6cm" svg:x="5.7cm" svg:y="5.3cm">
          <text:p text:style-name="P13"><text:span text:style-name="T4">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0.8cm" svg:height="0.6cm" svg:x="3.7cm" svg:y="4.7cm">
          <text:p text:style-name="P13"><text:span text:style-name="T4">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0.8cm" svg:height="0.6cm" svg:x="10.5cm" svg:y="4.9cm">
          <text:p text:style-name="P13"><text:span text:style-name="T4">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0.8cm" svg:height="0.6cm" svg:x="12.6cm" svg:y="5.1cm">
          <text:p text:style-name="P13"><text:span text:style-name="T4">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0.8cm" svg:height="0.6cm" svg:x="8.2cm" svg:y="4.9cm">
          <text:p text:style-name="P13"><text:span text:style-name="T4">re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5cm" svg:height="4.3cm" svg:x="7.9cm" svg:y="15.3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4.414cm" svg:height="0.878cm" svg:x="7.486cm" svg:y="14.5cm">
          <draw:text-box>
            <text:p><text:span text:style-name="T5">worker thread 1</text:span></text:p>
          </draw:text-box>
        </draw:frame>
        <draw:line draw:style-name="gr8" draw:text-style-name="P8" draw:layer="layout" svg:x1="9.6cm" svg:y1="16cm" svg:x2="9.6cm" svg:y2="18.4cm">
          <text:p/>
        </draw:line>
        <draw:custom-shape draw:style-name="gr13" draw:text-style-name="P14" draw:layer="layout" svg:width="2.6cm" svg:height="0.6cm" svg:x="8.2cm" svg:y="15.4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8.3cm" svg:y="18.4cm">
          <text:p text:style-name="P13"><text:span text:style-name="T4">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5cm" svg:height="4.3cm" svg:x="13.014cm" svg:y="15.3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4.414cm" svg:height="0.878cm" svg:x="12.6cm" svg:y="14.5cm">
          <draw:text-box>
            <text:p><text:span text:style-name="T5">worker thread 2</text:span></text:p>
          </draw:text-box>
        </draw:frame>
        <draw:line draw:style-name="gr8" draw:text-style-name="P8" draw:layer="layout" svg:x1="14.714cm" svg:y1="16cm" svg:x2="14.714cm" svg:y2="18.4cm">
          <text:p/>
        </draw:line>
        <draw:custom-shape draw:style-name="gr13" draw:text-style-name="P14" draw:layer="layout" svg:width="2.6cm" svg:height="0.6cm" svg:x="13.314cm" svg:y="15.4cm">
          <text:p text:style-name="P13"><text:span text:style-name="T4">req+vhost_in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2.6cm" svg:height="0.6cm" svg:x="13.414cm" svg:y="18.4cm">
          <text:p text:style-name="P13"><text:span text:style-name="T4">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3cm" svg:y1="13.8cm" svg:x2="10cm" svg:y2="14.7cm">
          <text:p/>
        </draw:line>
        <draw:line draw:style-name="gr8" draw:text-style-name="P8" draw:layer="layout" svg:x1="13.1cm" svg:y1="13.7cm" svg:x2="13.9cm" svg:y2="14.7cm">
          <text:p/>
        </draw:line>
        <draw:frame draw:style-name="gr2" draw:text-style-name="P17" draw:layer="layout" svg:width="16.106cm" svg:height="0.839cm" svg:x="3.4cm" svg:y="20.161cm">
          <draw:text-box>
            <text:p text:style-name="P16"><text:span text:style-name="T6">response will be written to corresponding socket by worker thread.</text:span></text:p>
          </draw:text-box>
        </draw:frame>
        <draw:custom-shape draw:style-name="gr16" draw:text-style-name="P4" draw:layer="layout" svg:width="12.6cm" svg:height="1cm" svg:x="6.2cm" svg:y="16.4cm">
          <text:p text:style-name="P3">req_processo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20:09:18.090698789</meta:creation-date>
    <dc:date>2018-12-27T20:57:59.073377345</dc:date>
    <meta:editing-duration>PT37M11S</meta:editing-duration>
    <meta:editing-cycles>20</meta:editing-cycles>
    <meta:generator>LibreOffice/6.1.4.2$Linux_X86_64 LibreOffice_project/10$Build-2</meta:generator>
    <meta:document-statistic meta:object-count="55"/>
  </office:meta>
</office:document-meta>
</file>